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TypeImpl.setWhiteSpaceRule( int w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setBaseEnumTypeRef( SchemaType . Ref baseEnumType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Impl.createElementType( QName eltName , QName xsiType , SchemaTypeLoader wildcardTypeLoader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SchemaTypeImpl.createUnattachedSubclass( SchemaType sTyp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SchemaTypeImpl.getElementPropert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TypeImpl.isSGResol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getJavaImplConstructor2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chemaTypeImpl.setName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getSubstitutionGroupMemb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TypeImpl.getContainerFiel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quencerImpl.SequencerImpl( SchemaTypeVisitorImpl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Impl.buildEltList( List eltList , SchemaParticle contentMode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chemaTypeImpl.finishResolvingS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TypeImpl.getPrePost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Impl.setOrderSensitive( boolean sensi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createBuiltinInstance( )</text:p>
          </table:table-cell>
          <table:table-cell office:value-type="float" office:value="48">
            <text:p text:style-name="Table_20_Contents">48</text:p>
          </table:table-cell>
          <table:table-cell office:value-type="float" office:value="0">
            <text:p text:style-name="Table_20_Contents">0</text:p>
          </table:table-cell>
          <table:table-cell office:value-type="float" office:value="101">
            <text:p text:style-name="Table_20_Contents">101</text:p>
          </table:table-cell>
        </table:table-row>
        <table:table-row>
          <table:table-cell office:value-type="string">
            <text:p text:style-name="Table_20_Contents">SchemaTypeImpl.final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qnameSetForWildcardAttribut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chemaTypeImpl.containsEle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TypeImpl.assertSGResolv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TypeImpl.createAttributeType( QName attrName , SchemaTypeLoader wildcardTypeLoad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SchemaTypeImpl.setDocumentType( boolean is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setUserData(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isFin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setOrdered( int orde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setBounded( boolean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SchemaTypeImpl( SchemaContainer 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Impl.getDocumentElement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hemaTypeImpl.setBaseTypeRef( SchemaType . Ref type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getEnumerationValu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hemaTypeImpl.isRe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setAnnotation( SchemaAnnotation a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SchemaTypeImpl( SchemaContainer container , boolean unload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TypeImpl.enumForString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TypeImpl.isValidSubstitution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Impl.getTypeSys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finishJavaiz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TypeImpl.get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getGroupReferenc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setCompiled( boolean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isSkippedAnonymous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hemaTypeImpl.getShortJava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getUse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eq( String a , String b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hemaTypeImpl.getAttributePropert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TypeImpl.setShortJavaImplNam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maTypeImpl.setSimpleTypeVariety( int varie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setContainerField( SchemaField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TypeImpl.isJava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setAttributeType( boolean is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setSubstitutionGroup( QName 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isAttribut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getBaseDep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setUnionConstituentTypes( SchemaType [ ] 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quencerImpl.peek( QName eleme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TypeImpl.getWhiteSpace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setSimpleFinal( boolean finalRest , boolean finalList , boolean finalUn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Impl.buildLocalE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TypeImpl.getTar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getCommonBaseType( SchemaType typ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chemaTypeImpl.setBuiltinTypeCode( int builtinType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setUnionOfLists( boolean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setSimpleType( boolean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isDocum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createTypeStore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Impl.isOrderSens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getUnionCommonBase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TypeImpl.setContentModel( SchemaParticle contentModel , SchemaAttributeModel attrModel , Map propertyModelByElementName , Map propertyModelByAttributeName , boolean isAl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chemaTypeImpl.getContentBasedOn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block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getFacet( int facetC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maTypeImpl.qnameSetForWildcardEle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chemaTypeImpl.getBasicFace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maTypeImpl.computeFlatUnionModel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SchemaTypeImpl.setInterfaceExtensions( InterfaceExtension [ ] interf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TypeImpl.setOuterSchemaTypeRef( SchemaType . Ref type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setGroupReferenceContext( QName [ ] group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TypeImpl.assertJavaiz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TypeImpl.getBaseEnum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Impl.getIndexForLocalAttribute( SchemaLocalAttribute at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chemaTypeImpl.getAttributeProperty( QName att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setFinite( boolean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setListItemTypeRef( SchemaType . Ref type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getAnonymousUnionMemberOrdi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ord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getDerivedProperties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chemaTypeImpl.setContainerFieldIndex( short code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TypeImpl.getComponent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isBuilti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Impl.getAttributeType( QName attrName , SchemaTypeLoader wildcardTypeLoad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chemaTypeImpl.createUnattachedNode( SchemaProperty prop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chemaTypeImpl.getStringEnumEntr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hemaTypeImpl.setPatterns( org . apache . xmlbeans . impl . regex . RegularExpression [ ]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getLocalElementByIndex(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hemaTypeImpl.isUnloa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Impl.isAnonymous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setFullJava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hemaTypeImpl.setBaseDepth( int dep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getDerivatio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startResolv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TypeImpl.getSubstitution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getSourceNam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chemaTypeImpl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getPatter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maTypeImpl.setBasicFacets( XmlValueRef [ ] values , boolean [ ] fix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TypeImpl.final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setFullJavaImpl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hemaTypeImpl.getElementSequenc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TypeImpl.createBuiltinSubclass( SchemaType sType )</text:p>
          </table:table-cell>
          <table:table-cell office:value-type="float" office:value="53">
            <text:p text:style-name="Table_20_Contents">5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6">
            <text:p text:style-name="Table_20_Contents">116</text:p>
          </table:table-cell>
        </table:table-row>
        <table:table-row>
          <table:table-cell office:value-type="string">
            <text:p text:style-name="Table_20_Contents">SchemaTypeImpl.setAnonymousUnionMemberOrdinal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boaCopy( boolean [ ] 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hemaTypeImpl.getFullJava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getPatternExpress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hemaType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isSimpl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setDerivationType(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getJavaImplConstructo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chemaTypeImpl.startJavaiz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TypeImpl.isNumer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getPropert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hemaTypeImpl.getUnionConstituent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TypeImpl.getParse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isPrimitive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TypeImpl.isUR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computeAllContainedElements( SchemaParticle contentModel , Map stat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chemaTypeImpl.getDecimal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addSubstitutionGroupMember( QName me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newValue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Impl.setContainer( SchemaContainer 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quencerImpl.next( QName eleme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TypeImpl.isBoun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getJavaClas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hemaTypeImpl.getAttForm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getElemForm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computeWildcardSet( SchemaParticle model , QNameSetBuilder resu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chemaTypeImpl.getAttribute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getFullJavaImp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assertResolv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TypeImpl.assignJavaElementSetterMod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chemaTypeImpl.newValidatingValue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Impl.computeNondelimitingElements( QName target , SchemaParticle contentModel , Map stat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8">
            <text:p text:style-name="Table_20_Contents">8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SchemaTypeImpl.setStringEnumEntries( SchemaStringEnumEntry sEnums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TypeImpl.getChameleonNamesp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getShortJavaImp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finishLoa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Impl.setNumeric( boolean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isUnjava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setParseContext( XmlObject parseObject , String targetNamespace , boolean chameleon , String elemFormDefault , String attFormDefault , boolean re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maTypeImpl.hasStringEnum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Impl.setUnionMemberTypeRefs( SchemaType . Ref [ ] typere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isResolv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matchPatternFacet( String 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chemaTypeImpl.getUnionMemberTyp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TypeImpl.getUnionSub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TypeImpl.getPrimitive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setComplexTypeVariety( int complexTypeVarie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finalRestri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isAssignableFrom( SchemaType typ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chemaTypeImpl.getListItem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setContentBasedOnTypeRef( SchemaType . Ref type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newValue( Object obj , boolean validateOnS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chemaTypeImpl.getAttributeTypeAttributeNam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chemaTypeImpl.getJavaImplClas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chemaTypeImpl.isCompi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blockRestri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assertSGResolv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TypeImpl.getConten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getAnonymous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TypeImpl.setPrePostExtension( PrePostExtension prep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TypeImpl.setShortJavaNam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maTypeImpl.isAbstr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finishResolv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TypeImpl.assertUnresolv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TypeImpl.finalUn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startResolvingS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TypeImpl.setAbstractFinal( boolean abs , boolean finalExt , boolean finalRest , boolean finalList , boolean finalUn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TypeImpl.isNo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setJavaClass( Class java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TypeImpl.hasElementWildcar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Impl.setAnonymousTypeRefs( SchemaType . Ref [ ] anonymousTypere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Impl.setPrimitiveTypeRef( SchemaType . Ref type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ensureStringEnumInfo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SchemaTypeImpl.getInterface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Impl.get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setEnumerationValues( XmlValueRef [ ]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getBase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hasAll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getBuiltinTyp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copyEnumerationValues( SchemaTypeImpl baseImp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TypeImpl.getFixedFac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Impl.eq( BigInteger a , BigInteger b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hemaTypeImpl.setBlock( boolean blockExt , boolean blockR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Impl.setFilenam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enumEntryForString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TypeImpl.setUnionSubTypes( SchemaType [ ] 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setDecimalSize( int bi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isResol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finishQui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Impl.get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setUnionCommonBaseType( Schema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toString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chemaTypeImpl.getElementType( QName eltName , QName xsiType , SchemaTypeLoader wildcardTypeLoader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SchemaTypeImpl.setContainerFieldRef( SchemaComponent . Ref 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TypeImpl.isSGResolv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hasAttributeWildcar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Impl.setPatternFacet( boolean has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enumForInt( int 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TypeImpl.getOuter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assertResolv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TypeImpl.getElementProperty( QName el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hasPatternFac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isFacetFixed( int facet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Impl.isChamele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isUnionOfL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createUnwrapped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TypeImpl.getIndexForLocalElement( SchemaLocalElement el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chemaTypeImpl.getSimpleVarie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Impl.staCopy( SchemaType [ ] 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hemaTypeImpl.getEnumJavaCla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hemaTypeImpl.setWildcardSummary( QNameSet elementSet , boolean haswcElt , QNameSet attributeSet , boolean haswcAt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